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8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text-properties fo:font-family="Verdana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Tahoma" style:font-family-generic="swiss" style:font-pitch="variable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family="Verdana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5cm" svg:x2="24cm" svg:y2="4.5cm">
          <text:p/>
        </draw:line>
        <draw:line draw:style-name="gr1" draw:text-style-name="P3" draw:layer="layout" svg:x1="2.5cm" svg:y1="4cm" svg:x2="2.5cm" svg:y2="5cm">
          <text:p/>
        </draw:line>
        <draw:line draw:style-name="gr2" draw:text-style-name="P4" draw:layer="layout" svg:x1="11cm" svg:y1="4cm" svg:x2="11cm" svg:y2="17.5cm">
          <text:p/>
        </draw:line>
        <draw:frame draw:style-name="gr3" draw:text-style-name="P6" draw:layer="layout" svg:width="3.639cm" svg:height="0.758cm" svg:x="9.261cm" svg:y="3.342cm">
          <draw:text-box>
            <text:p text:style-name="P5"><text:span text:style-name="T2">@today_pretty@</text:span></text:p>
          </draw:text-box>
        </draw:frame>
        <draw:frame draw:style-name="gr3" draw:text-style-name="P8" draw:layer="layout" svg:width="6.022cm" svg:height="0.758cm" svg:x="2.378cm" svg:y="4.5cm">
          <draw:text-box>
            <text:p text:style-name="P7"><text:span text:style-name="T2">@project_start_date_pretty@</text:span></text:p>
          </draw:text-box>
        </draw:frame>
        <draw:frame draw:style-name="gr3" draw:text-style-name="P10" draw:layer="layout" svg:width="5.874cm" svg:height="0.758cm" svg:x="18.226cm" svg:y="4.542cm">
          <draw:text-box>
            <text:p text:style-name="P9"><text:span text:style-name="T2">@project_end_date_pretty@</text:span></text:p>
          </draw:text-box>
        </draw:frame>
        <draw:g>
          <draw:custom-shape draw:style-name="gr4" draw:text-style-name="P12" draw:layer="layout" svg:width="7.201cm" svg:height="0.802cm" svg:x="2.502cm" svg:y="6.7cm">
            <text:list text:style-name="L2">
              <text:list-header>
                <text:p text:style-name="P11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2" draw:layer="layout" svg:width="7.201cm" svg:height="0.802cm" svg:x="2.5cm" svg:y="5.698cm">
            <text:list text:style-name="L2">
              <text:list-header>
                <text:p text:style-name="P11"><text:span text:style-name="T3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2" draw:layer="layout" svg:width="7.201cm" svg:height="0.802cm" svg:x="2.501cm" svg:y="9.5cm">
            <text:list text:style-name="L2">
              <text:list-header>
                <text:p text:style-name="P11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office:forms form:automatic-focus="false" form:apply-design-mode="false"/>
          <draw:frame presentation:style-name="pr2" draw:text-style-name="P14" draw:layer="layout" svg:width="25.4cm" svg:height="19.05cm" svg:x="0cm" svg:y="0cm" presentation:class="notes" presentation:user-transformed="true">
            <draw:text-box>
              <text:p text:style-name="P13"><text:span text:style-name="T4">page_sql "</text:span></text:p>
              <text:p text:style-name="P13"><text:span text:style-name="T4"><text:tab/></text:span><text:span text:style-name="T4">select</text:span><text:span text:style-name="T4"><text:tab/></text:span><text:span text:style-name="T4">p.*,</text:span></text:p>
              <text:p text:style-name="P13"><text:span text:style-name="T4"><text:tab/></text:span><text:span text:style-name="T4"><text:tab/></text:span><text:span text:style-name="T4">p.project_name as main_project_name,</text:span></text:p>
              <text:p text:style-name="P13"><text:span text:style-name="T4"><text:tab/></text:span><text:span text:style-name="T4"><text:tab/></text:span><text:span text:style-name="T4">to_char(p.start_date, :date_format) as project_start_date_pretty,</text:span></text:p>
              <text:p text:style-name="P13"><text:span text:style-name="T4"><text:tab/></text:span><text:span text:style-name="T4"><text:tab/></text:span><text:span text:style-name="T4">to_char(p.end_date, :date_format) as project_end_date_pretty,</text:span></text:p>
              <text:p text:style-name="P13"><text:span text:style-name="T4"><text:tab/></text:span><text:span text:style-name="T4"><text:tab/></text:span><text:span text:style-name="T4">to_char(now(), :date_format) as today_pretty</text:span></text:p>
              <text:p text:style-name="P13"><text:span text:style-name="T4"><text:tab/></text:span><text:span text:style-name="T4">from</text:span><text:span text:style-name="T4"><text:tab/></text:span><text:span text:style-name="T4">im_projects p</text:span></text:p>
              <text:p text:style-name="P13"><text:span text:style-name="T4"><text:tab/></text:span><text:span text:style-name="T4">where</text:span><text:span text:style-name="T4"><text:tab/></text:span><text:span text:style-name="T4">p.project_id = 18228</text:span></text:p>
              <text:p text:style-name="P13"><text:span text:style-name="T4">"</text:span></text:p>
              <text:p text:style-name="P13"><text:span text:style-name="T4"/></text:p>
              <text:p text:style-name="P13"><text:span text:style-name="T4">list_sql "</text:span></text:p>
              <text:p text:style-name="P13"><text:span text:style-name="T4"><text:tab/></text:span><text:span text:style-name="T4">select</text:span><text:span text:style-name="T4"><text:tab/></text:span><text:span text:style-name="T4">p.*,</text:span></text:p>
              <text:p text:style-name="P13"><text:span text:style-name="T4"><text:tab/></text:span><text:span text:style-name="T4"><text:tab/></text:span><text:span text:style-name="T4">p.project_name as phase_name</text:span></text:p>
              <text:p text:style-name="P13"><text:span text:style-name="T4"><text:tab/></text:span><text:span text:style-name="T4">from</text:span><text:span text:style-name="T4"><text:tab/></text:span><text:span text:style-name="T4">im_projects p,</text:span></text:p>
              <text:p text:style-name="P13"><text:span text:style-name="T4"><text:tab/></text:span><text:span text:style-name="T4"><text:tab/></text:span><text:span text:style-name="T4">im_projects parent</text:span></text:p>
              <text:p text:style-name="P13"><text:span text:style-name="T4"><text:tab/></text:span><text:span text:style-name="T4">where</text:span><text:span text:style-name="T4"><text:tab/></text:span><text:span text:style-name="T4">parent.project_id = 18228 and</text:span></text:p>
              <text:p text:style-name="P13"><text:span text:style-name="T4"><text:tab/></text:span><text:span text:style-name="T4"><text:tab/></text:span><text:span text:style-name="T4">p.parent_id = parent.project_id</text:span></text:p>
              <text:p text:style-name="P13"><text:span text:style-name="T4"><text:tab/></text:span><text:span text:style-name="T4">order by</text:span></text:p>
              <text:p text:style-name="P13"><text:span text:style-name="T4"><text:tab/></text:span><text:span text:style-name="T4"><text:tab/></text:span><text:span text:style-name="T4">lower(p.project_name)</text:span></text:p>
              <text:p text:style-name="P13"><text:span text:style-name="T4">"</text:span></text:p>
              <text:p text:style-name="P13"><text:span text:style-name="T4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18</meta:editing-cycles>
    <meta:editing-duration>PT02H07M53S</meta:editing-duration>
    <dc:date>2012-01-04T18:03:29.25</dc:date>
    <dc:creator>Frank Bergmann</dc:creator>
    <meta:generator>OpenOffice.org/3.2$Win32 OpenOffice.org_project/320m18$Build-9502</meta:generator>
    <meta:document-statistic meta:object-count="57"/>
  </office:meta>
</office:document-meta>
</file>